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7D00000060A5B23EDE9.jpg" manifest:media-type="image/jpeg"/>
  <manifest:file-entry manifest:full-path="Pictures/100000010000041D000001DBA3F1EC88.png" manifest:media-type="image/png"/>
  <manifest:file-entry manifest:full-path="Pictures/10001A070000819B00003A65C265522D.svg" manifest:media-type="image/svg+xml"/>
  <manifest:file-entry manifest:full-path="Pictures/10000000000008A80000067E94903FC7.jpg" manifest:media-type="image/jpeg"/>
  <manifest:file-entry manifest:full-path="Pictures/10000001000001090000006F269AE9AE.png" manifest:media-type="image/png"/>
  <manifest:file-entry manifest:full-path="Pictures/TablePreview1.svm" manifest:media-type="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7.78cm" fo:min-width="15.374cm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85cm" fo:min-width="3.565cm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606cm" fo:min-width="3.31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76cm" fo:min-width="1.135cm" loext:decorative="false"/>
    </style:style>
    <style:style style:name="gr7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46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36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7.824cm" fo:min-width="6.558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07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2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9cm" loext:decorative="false"/>
      <style:paragraph-properties style:writing-mode="lr-tb"/>
    </style:style>
    <style:style style:name="gr18" style:family="graphic" style:parent-style-name="standard">
      <style:graphic-properties draw:stroke="none" svg:stroke-width="0.146cm" draw:stroke-linejoin="miter" draw:fill="solid" draw:fill-color="#666666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1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66cm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008cm" loext:decorative="false"/>
    </style:style>
    <style:style style:name="gr22" style:family="graphic" style:parent-style-name="standard">
      <style:graphic-properties svg:stroke-color="#000000" draw:marker-end="" draw:marker-end-width="0.3cm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08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68cm" fo:min-width="0.205cm" loext:decorative="false"/>
    </style:style>
    <style:style style:name="gr26" style:family="graphic" style:parent-style-name="standard">
      <style:graphic-properties svg:stroke-color="#000000" draw:fill-color="#ffffcc" draw:textarea-horizontal-align="justify" draw:textarea-vertical-align="middle" draw:auto-grow-height="false" fo:min-height="1.247cm" fo:min-width="3.101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59cm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566cm" loext:decorative="false"/>
      <style:paragraph-properties style:writing-mode="lr-tb"/>
    </style:style>
    <style:style style:name="pr7" style:family="presentation" style:parent-style-name="master_5f_-title">
      <style:graphic-properties fo:min-height="1.741cm" loext:decorative="false"/>
      <style:paragraph-properties style:writing-mode="lr-tb"/>
    </style:style>
    <style:style style:name="pr8" style:family="presentation" style:parent-style-name="master_5f_-outline1">
      <style:graphic-properties fo:min-height="14.15cm" loext:decorative="false"/>
      <style:paragraph-properties style:writing-mode="lr-tb"/>
    </style:style>
    <style:style style:name="pr9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_5f_-notes">
      <style:graphic-properties draw:fill-color="#ffffff" draw:auto-grow-height="true" fo:min-height="13.811cm" loext:decorative="false"/>
      <style:paragraph-properties style:writing-mode="lr-tb"/>
    </style:style>
    <style:style style:name="pr11" style:family="presentation" style:parent-style-name="master_5f_-notes">
      <style:graphic-properties draw:fill-color="#ffffff" draw:auto-grow-height="true" fo:min-height="13.411cm" loext:decorative="false"/>
      <style:paragraph-properties style:writing-mode="lr-tb"/>
    </style:style>
    <style:style style:name="pr12" style:family="presentation" style:parent-style-name="master_5f_-outline1" style:list-style-name="L4">
      <style:graphic-properties fo:min-height="14.15cm" loext:decorative="false"/>
      <style:paragraph-properties style:writing-mode="lr-tb"/>
    </style:style>
    <style:style style:name="pr13" style:family="presentation" style:parent-style-name="master-title">
      <style:graphic-properties fo:min-height="1.741cm" loext:decorative="false"/>
      <style:paragraph-properties style:writing-mode="lr-tb"/>
    </style:style>
    <style:style style:name="pr14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3.705cm" loext:decorative="false"/>
      <style:paragraph-properties style:writing-mode="lr-tb"/>
    </style:style>
    <style:style style:name="co1" style:family="table-column">
      <style:table-column-properties style:column-width="6.378cm" style:use-optimal-column-width="false"/>
    </style:style>
    <style:style style:name="co2" style:family="table-column">
      <style:table-column-properties style:column-width="4.83cm" style:use-optimal-column-width="false"/>
    </style:style>
    <style:style style:name="co3" style:family="table-column">
      <style:table-column-properties style:column-width="4.8cm" style:use-optimal-column-width="false"/>
    </style:style>
    <style:style style:name="co4" style:family="table-column">
      <style:table-column-properties style:column-width="4.805cm" style:use-optimal-column-width="false"/>
    </style:style>
    <style:style style:name="ro1" style:family="table-row">
      <style:table-row-properties style:row-height="2.211cm" style:use-optimal-row-height="false"/>
    </style:style>
    <style:style style:name="ro2" style:family="table-row">
      <style:table-row-properties style:row-height="2.213cm" style:use-optimal-row-height="false"/>
    </style:style>
    <style:style style:name="ce1" style:family="table-cell">
      <loext:graphic-properties draw:fill-color="#ffffff" draw:fill-image-width="0cm" draw:fill-image-height="0cm" style:repeat="repeat" draw:textarea-vertical-align="middle"/>
      <style:paragraph-properties fo:text-align="start" fo:border="none"/>
      <style:text-properties style:font-name="Liberation Serif1" fo:font-size="22pt" style:font-size-asian="22pt" style:font-size-complex="22pt"/>
    </style:style>
    <style:style style:name="ce2" style:family="table-cell">
      <loext:graphic-properties draw:fill-color="#ffffff" draw:fill-image-width="0cm" draw:fill-image-height="0cm" style:repeat="repeat" draw:textarea-vertical-align="middle"/>
      <style:paragraph-properties fo:text-align="center" fo:border="none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="0.03pt solid #000000"/>
      <style:text-properties style:font-name="Liberation Serif1" fo:font-size="22pt" style:font-size-asian="22pt" style:font-size-complex="22pt"/>
    </style:style>
    <style:style style:name="ce4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Liberation Serif1" fo:font-size="22pt" style:font-size-asian="22pt" style:font-size-complex="22pt"/>
    </style:style>
    <style:style style:name="ce5" style:family="table-cell">
      <loext:graphic-properties draw:fill="none" draw:fill-image-width="0cm" draw:fill-image-height="0cm" style:repeat="repeat" draw:textarea-vertical-align="middle"/>
      <style:paragraph-properties fo:border-left="0.03pt solid #ffffff" fo:border-right="none" fo:border-top="0.03pt solid #ffffff" fo:border-bottom="0.03pt solid #ffffff"/>
      <style:text-properties style:font-name="Liberation Serif1" fo:font-size="22pt" style:font-size-asian="22pt" style:font-size-complex="22pt"/>
    </style:style>
    <style:style style:name="ce6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style:font-name="Liberation Serif1" fo:font-size="22pt" style:font-size-asian="22pt" style:font-size-complex="22pt"/>
    </style:style>
    <style:style style:name="ce7" style:family="table-cell">
      <loext:graphic-properties draw:fill="none" draw:fill-color="#ffffff" draw:fill-image-width="0cm" draw:fill-image-height="0cm" style:repeat="repeat" draw:textarea-vertical-align="middle"/>
      <style:paragraph-properties fo:text-align="center" fo:border="0.03pt solid #000000"/>
      <style:text-properties style:font-name="Liberation Serif1" fo:font-size="22pt" style:font-size-asian="22pt" style:font-size-complex="22pt"/>
    </style:style>
    <style:style style:name="P1" style:family="paragraph">
      <style:paragraph-properties fo:text-align="start"/>
      <style:text-properties fo:language="ru" fo:country="RU"/>
    </style:style>
    <style:style style:name="P2" style:family="paragraph">
      <style:paragraph-properties fo:text-align="start"/>
      <style:text-properties fo:color="#ffffff" loext:opacity="100%" style:font-name="Liberation Sans2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  <style:text-properties fo:language="ru" fo:country="RU"/>
    </style:style>
    <style:style style:name="P6" style:family="paragraph">
      <style:paragraph-properties fo:margin-left="0cm" fo:margin-right="0cm" fo:text-align="start" fo:text-indent="0cm"/>
      <style:text-properties fo:language="ru" fo:country="RU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 fo:language="ru" fo:country="RU"/>
    </style:style>
    <style:style style:name="P8" style:family="paragraph">
      <style:text-properties fo:language="ru" fo:country="RU"/>
    </style:style>
    <style:style style:name="P9" style:family="paragraph">
      <style:paragraph-properties fo:margin-top="0cm" fo:margin-bottom="0.4cm"/>
      <style:text-properties fo:language="ru" fo:country="RU"/>
    </style:style>
    <style:style style:name="P10" style:family="paragraph">
      <style:paragraph-properties fo:margin-top="0cm" fo:margin-bottom="0.4cm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style:paragraph-properties fo:margin-top="0cm" fo:margin-bottom="0.3cm"/>
      <style:text-properties fo:language="ru" fo:country="RU"/>
    </style:style>
    <style:style style:name="P13" style:family="paragraph">
      <style:paragraph-properties fo:margin-top="0cm" fo:margin-bottom="0.5cm"/>
      <style:text-properties fo:language="ru" fo:country="RU"/>
    </style:style>
    <style:style style:name="P14" style:family="paragraph">
      <style:paragraph-properties fo:margin-top="0cm" fo:margin-bottom="0.4cm"/>
      <style:text-properties fo:color="#000000" loext:opacity="100%" fo:language="ru" fo:country="RU"/>
    </style:style>
    <style:style style:name="P15" style:family="paragraph">
      <style:paragraph-properties fo:margin-left="0cm" fo:margin-right="0cm" fo:margin-top="0cm" fo:margin-bottom="0.2cm" fo:text-indent="0cm"/>
      <style:text-properties fo:language="ru" fo:country="RU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fo:language="ru" fo:country="RU" style:font-size-asian="14pt" style:font-size-complex="14pt"/>
    </style:style>
    <style:style style:name="P17" style:family="paragraph">
      <loext:graphic-properties draw:fill-color="#f0e6ff"/>
      <style:paragraph-properties fo:text-align="center"/>
      <style:text-properties fo:language="ru" fo:country="RU"/>
    </style:style>
    <style:style style:name="P18" style:family="paragraph">
      <style:text-properties fo:font-size="44pt" fo:language="ru" fo:country="RU" style:font-size-asian="44pt" style:font-size-complex="44pt"/>
    </style:style>
    <style:style style:name="P19" style:family="paragraph">
      <style:text-properties fo:color="#000000" loext:opacity="100%" fo:language="ru" fo:country="RU"/>
    </style:style>
    <style:style style:name="P20" style:family="paragraph">
      <loext:graphic-properties draw:fill-color="#ffffff"/>
      <style:paragraph-properties fo:text-align="center"/>
      <style:text-properties fo:language="ru" fo:country="RU"/>
    </style:style>
    <style:style style:name="P21" style:family="paragraph">
      <style:paragraph-properties fo:text-align="center"/>
      <style:text-properties fo:language="ru" fo:country="RU"/>
    </style:style>
    <style:style style:name="P22" style:family="paragraph">
      <loext:graphic-properties draw:fill="none" draw:fill-color="#ffffff"/>
      <style:paragraph-properties fo:text-align="start"/>
      <style:text-properties style:font-name="Liberation Mono1" fo:language="ru" fo:country="RU"/>
    </style:style>
    <style:style style:name="P23" style:family="paragraph">
      <loext:graphic-properties draw:fill="none" draw:fill-color="#ffffff"/>
      <style:text-properties fo:font-size="16pt" fo:language="ru" fo:country="RU" style:font-size-asian="16pt" style:font-size-complex="16pt"/>
    </style:style>
    <style:style style:name="P24" style:family="paragraph">
      <style:paragraph-properties fo:margin-top="0cm" fo:margin-bottom="0.2cm"/>
      <style:text-properties fo:language="ru" fo:country="RU"/>
    </style:style>
    <style:style style:name="P25" style:family="paragraph">
      <style:paragraph-properties fo:margin-top="0cm" fo:margin-bottom="0.2cm" loext:tab-stop-distance="0cm">
        <style:tab-stops>
          <style:tab-stop style:position="14.784cm"/>
        </style:tab-stops>
      </style:paragraph-properties>
      <style:text-properties fo:language="ru" fo:country="RU"/>
    </style:style>
    <style:style style:name="P26" style:family="paragraph">
      <style:paragraph-properties fo:margin-top="0cm" fo:margin-bottom="0.2cm"/>
      <style:text-properties fo:color="#000000" loext:opacity="100%" fo:language="ru" fo:country="RU"/>
    </style:style>
    <style:style style:name="P27" style:family="paragraph"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28" style:family="paragraph">
      <loext:graphic-properties draw:fill-color="#ffffcc"/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29" style:family="paragraph">
      <loext:graphic-properties draw:fill="none"/>
      <style:paragraph-properties fo:text-align="start"/>
      <style:text-properties style:font-name="Liberation Mono" fo:font-size="18pt" fo:language="ru" fo:country="RU"/>
    </style:style>
    <style:style style:name="P30" style:family="paragraph">
      <loext:graphic-properties draw:fill="solid" draw:fill-color="#666666"/>
      <style:text-properties fo:language="ru" fo:country="RU"/>
    </style:style>
    <style:style style:name="P31" style:family="paragraph">
      <style:paragraph-properties fo:margin-left="0cm" fo:margin-right="0cm" fo:margin-top="0cm" fo:margin-bottom="0.2cm" fo:text-indent="-0.6cm"/>
      <style:text-properties fo:language="ru" fo:country="RU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fo:language="ru" fo:country="RU" style:font-size-asian="14pt" style:font-size-complex="14pt"/>
    </style:style>
    <style:style style:name="P33" style:family="paragraph">
      <style:paragraph-properties fo:text-align="center"/>
      <style:text-properties style:font-name="Liberation Serif1" fo:font-size="28pt" fo:language="ru" fo:country="RU" style:font-size-asian="28pt" style:font-size-complex="28pt"/>
    </style:style>
    <style:style style:name="P34" style:family="paragraph">
      <style:paragraph-properties fo:text-align="start"/>
      <style:text-properties style:font-name="Liberation Serif1" fo:font-size="22pt" fo:language="ru" fo:country="RU" style:font-size-asian="22pt" style:font-size-complex="22pt"/>
    </style:style>
    <style:style style:name="P35" style:family="paragraph">
      <style:paragraph-properties fo:text-align="center"/>
      <style:text-properties style:font-name="Liberation Serif1" fo:font-size="22pt" fo:language="ru" fo:country="RU" style:font-size-asian="22pt" style:font-size-complex="22pt"/>
    </style:style>
    <style:style style:name="P36" style:family="paragraph">
      <style:text-properties style:font-name="Liberation Serif1" fo:font-size="22pt" fo:language="ru" fo:country="RU" style:font-size-asian="22pt" style:font-size-complex="22pt"/>
    </style:style>
    <style:style style:name="P37" style:family="paragraph">
      <loext:graphic-properties draw:fill="none" draw:fill-color="#ffffff"/>
      <style:paragraph-properties fo:text-align="start"/>
      <style:text-properties style:font-name="Liberation Mono1" fo:font-size="18pt" fo:language="ru" fo:country="RU"/>
    </style:style>
    <style:style style:name="P38" style:family="paragraph">
      <loext:graphic-properties draw:fill-color="#ffffff"/>
      <style:text-properties fo:language="ru" fo:country="RU"/>
    </style:style>
    <style:style style:name="P39" style:family="paragraph">
      <style:paragraph-properties fo:margin-top="0cm" fo:margin-bottom="0.6cm"/>
      <style:text-properties fo:language="ru" fo:country="RU"/>
    </style:style>
    <style:style style:name="P40" style:family="paragraph">
      <style:paragraph-properties fo:margin-top="0cm" fo:margin-bottom="0.2cm"/>
      <style:text-properties fo:color="#000000" loext:opacity="100%" fo:font-size="26pt" fo:language="ru" fo:country="RU" style:font-size-asian="26pt" style:font-size-complex="26pt"/>
    </style:style>
    <style:style style:name="P41" style:family="paragraph">
      <loext:graphic-properties draw:fill-color="#ffffff"/>
      <style:paragraph-properties fo:margin-left="0.6cm" fo:margin-right="0cm" fo:text-indent="-0.6cm"/>
      <style:text-properties fo:color="#000000" loext:opacity="100%" style:font-name="Liberation Serif1" fo:font-size="18pt" fo:language="ru" fo:country="RU" style:font-size-asian="18pt" style:font-size-complex="18pt"/>
    </style:style>
    <style:style style:name="P42" style:family="paragraph">
      <style:paragraph-properties fo:margin-top="0cm" fo:margin-bottom="0.2cm"/>
      <style:text-properties fo:language="ru" fo:country="RU" fo:hyphenate="false" loext:hyphenation-no-caps="false"/>
    </style:style>
    <style:style style:name="P43" style:family="paragraph">
      <style:paragraph-properties fo:margin-top="0cm" fo:margin-bottom="0.2cm"/>
      <style:text-properties fo:color="#000000" loext:opacity="100%" fo:font-size="26pt" fo:language="ru" fo:country="RU" style:font-size-asian="26pt" style:font-size-complex="26pt" fo:hyphenate="false" loext:hyphenation-no-caps="false"/>
    </style:style>
    <style:style style:name="P44" style:family="paragraph">
      <style:paragraph-properties fo:margin-left="0cm" fo:margin-right="0cm" fo:text-indent="-0.6cm"/>
      <style:text-properties fo:font-size="14pt" fo:language="ru" fo:country="RU"/>
    </style:style>
    <style:style style:name="T1" style:family="text">
      <style:text-properties fo:color="#ffffff" loext:opacity="100%" style:font-name="Liberation Sans2" fo:font-size="32pt" style:font-size-asian="32pt" style:font-size-complex="32pt"/>
    </style:style>
    <style:style style:name="T2" style:family="text">
      <style:text-properties fo:color="#ffffff" loext:opacity="100%" style:font-name="Liberation Sans2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fo:font-size="28pt" style:font-size-asian="28pt" style:font-size-complex="28pt"/>
    </style:style>
    <style:style style:name="T11" style:family="text">
      <style:text-properties fo:color="#000000" loext:opacity="100%" fo:font-size="22pt" style:font-size-asian="22pt" style:font-size-complex="22pt"/>
    </style:style>
    <style:style style:name="T12" style:family="text">
      <style:text-properties fo:color="#ffffff" loext:opacity="100%" fo:font-size="22pt" style:font-size-asian="22pt" style:font-size-complex="22pt"/>
    </style:style>
    <style:style style:name="T13" style:family="text">
      <style:text-properties fo:color="#000000" loext:opacity="100%" style:font-name="Liberation Serif2" fo:font-size="22pt" style:font-name-asian="Liberation Serif2" style:font-size-asian="22pt" style:font-name-complex="Liberation Serif2" style:font-size-complex="22pt"/>
    </style:style>
    <style:style style:name="T14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44pt" fo:letter-spacing="-0.071cm" style:font-size-asian="44pt" style:font-size-complex="44pt"/>
    </style:style>
    <style:style style:name="T18" style:family="text">
      <style:text-properties fo:font-size="44pt" fo:letter-spacing="0.035cm" style:font-size-asian="44pt" style:font-size-complex="44pt"/>
    </style:style>
    <style:style style:name="T19" style:family="text">
      <style:text-properties style:font-name="Liberation Mono1" fo:font-size="6pt" style:font-size-asian="6pt" style:font-size-complex="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loext:opacity="100%" style:font-name="Liberation Mono" fo:font-size="18pt" style:font-size-asian="18pt" style:font-size-complex="18pt"/>
    </style:style>
    <style:style style:name="T23" style:family="text">
      <style:text-properties fo:color="#000000" loext:opacity="100%" style:font-name="Liberation Serif"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000000" loext:opacity="100%" style:font-name="Liberation Serif1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Liberation Mono" fo:font-size="18pt"/>
    </style:style>
    <style:style style:name="T27" style:family="text">
      <style:text-properties fo:font-size="16pt" fo:font-style="normal" style:font-size-asian="16pt" style:font-style-asian="normal" style:font-size-complex="16pt" style:font-style-complex="normal"/>
    </style:style>
    <style:style style:name="T28" style:family="text">
      <style:text-properties style:font-name="Liberation Sans" fo:font-size="14pt" style:letter-kerning="true" style:font-name-asian="Droid Sans Fallback" style:font-size-asian="14pt" style:font-name-complex="FreeSans2" style:font-size-complex="14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1" fo:font-size="28pt" style:font-size-asian="28pt" style:font-size-complex="28pt"/>
    </style:style>
    <style:style style:name="T32" style:family="text">
      <style:text-properties style:font-name="Liberation Serif1" fo:font-size="22pt" fo:language="ru" fo:country="RU" style:font-size-asian="22pt" style:font-size-complex="22pt"/>
    </style:style>
    <style:style style:name="T33" style:family="text">
      <style:text-properties style:font-name="Liberation Serif1" fo:font-size="22pt" style:font-size-asian="22pt" style:font-size-complex="22pt"/>
    </style:style>
    <style:style style:name="T34" style:family="text">
      <style:text-properties style:font-name="Liberation Serif2" fo:font-size="22pt" style:font-name-asian="Liberation Serif2" style:font-size-asian="22pt" style:font-name-complex="Liberation Serif2" style:font-size-complex="22pt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fo:font-size="26pt" fo:font-style="normal" style:font-size-asian="26pt" style:font-style-asian="normal" style:font-size-complex="26pt" style:font-style-complex="normal"/>
    </style:style>
    <style:style style:name="T37" style:family="text">
      <style:text-properties fo:color="#000000" loext:opacity="100%" fo:font-size="26pt" style:font-size-asian="26pt" style:font-size-complex="26pt"/>
    </style:style>
    <style:style style:name="T38" style:family="text">
      <style:text-properties fo:color="#000000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зервное копирование</text:span><text:span text:style-name="T2"><text:line-break/></text:span><text:span text:style-name="T2">Логическое резервировани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 text:style-name="P8">Темы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9">Понятие логической резервной копии</text:span></text:p>
              </text:list-item>
              <text:list-item>
                <text:p text:style-name="P9"><text:span text:style-name="T9">Копирование и восстановление отдельных таблиц</text:span></text:p>
              </text:list-item>
              <text:list-item>
                <text:p text:style-name="P9"><text:span text:style-name="T9">Копирование и восстановление баз данных</text:span></text:p>
              </text:list-item>
              <text:list-item>
                <text:p text:style-name="P9"><text:span text:style-name="T9">Копирование и восстановление кластера</text:span></text:p>
              </text:list-item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 text:style-name="P8">Логическая копия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Команды SQL для создания объектов и наполнения данными</text:span></text:p>
                <text:list>
                  <text:list-item>
                    <text:p text:style-name="P12"><text:span text:style-name="T11">+ можно сделать копию отдельного объекта или отдельной базы</text:span></text:p>
                  </text:list-item>
                  <text:list-item>
                    <text:p text:style-name="P12"><text:span text:style-name="T11">+ можно восстановиться на другой версии или архитектуре</text:span><text:span text:style-name="T11"><text:line-break/></text:span><text:span text:style-name="T12">+</text:span><text:span text:style-name="T11"> (не требуется двоичная совместимость)</text:span></text:p>
                  </text:list-item>
                  <text:list-item>
                    <text:p text:style-name="P12"><text:span text:style-name="T13">− </text:span><text:span text:style-name="T13">невысокая скорость работы</text:span></text:p>
                  </text:list-item>
                  <text:list-item>
                    <text:p text:style-name="P13"><text:span text:style-name="T13">− </text:span><text:span text:style-name="T13">восстановление только на момент создания резервной копи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4.566cm" svg:x="2.1cm" svg:y="14.107cm" presentation:class="notes" presentation:user-transformed="true">
            <draw:text-box>
              <text:p text:style-name="P15"><text:span text:style-name="T6">Логическое резервирование — набор команд SQL, восстанавливающих кластер, базу данных или выбранные таблицы: создаются необходимые объекты и наполняются данными.</text:span></text:p>
              <text:p text:style-name="P15"><text:span text:style-name="T6">Команды можно выполнить на другой версии СУБД при наличии совместимости на уровне команд или даже на другой платформе и архитектуре, так как не требуется двоичная совместимость.</text:span></text:p>
              <text:p text:style-name="P15"><text:span text:style-name="T6">В частности, логическую резервную копию можно использовать для долговременного хранения: ее можно будет восстановить и после обновления сервера на новую версию.</text:span></text:p>
              <text:p text:style-name="P15"><text:span text:style-name="T6">Однако для большой базы команды могут выполняться очень долго. Восстановить систему из логической копии можно ровно на момент начала резервного копирования.</text:span></text:p>
              <text:p text:style-name="P15"><text:span text:style-name="T14"><text:a xlink:href="https://postgrespro.ru/docs/postgresql/16/backup-dump" xlink:type="simple">https://postgrespro.ru/docs/postgresql/16/backup-dump</text:a></text:span></text:p>
              <text:p text:style-name="P15"><text:span text:style-name="T15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custom-shape draw:style-name="gr3" draw:text-style-name="P17" draw:layer="layout" svg:width="16.226cm" svg:height="8.382cm" svg:x="1.3cm" svg:y="4.902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SQ</text:span><text:span text:style-name="T17">L-</text:span><text:span text:style-name="T18">к</text:span><text:span text:style-name="T16">оманда COPY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xml:id="id2" draw:id="id2" draw:layer="layout" svg:width="3.81cm" svg:height="3.856cm" draw:transform="rotate (-3.14159265358979) translate (15.8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0" xml:id="id1" draw:id="id1" draw:layer="layout" svg:width="2.032cm" svg:height="1.524cm" svg:x="4.036cm" svg:y="8.28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21" draw:layer="layout" draw:type="curve" draw:line-skew="-0.409cm" svg:x1="5.052cm" svg:y1="8.284cm" svg:x2="13.958cm" svg:y2="7.118cm" draw:start-shape="id1" draw:start-glue-point="0" draw:end-shape="id2" draw:end-glue-point="6" svg:d="M5052 8284c0-3115 8906-2532 8906-1166" svg:viewBox="0 0 8907 2272">
          <text:p/>
        </draw:connector>
        <draw:connector draw:style-name="gr7" draw:text-style-name="P21" draw:layer="layout" draw:type="curve" draw:line-skew="0.441cm" svg:x1="13.958cm" svg:y1="10.974cm" svg:x2="5.052cm" svg:y2="9.808cm" draw:start-shape="id2" draw:start-glue-point="4" draw:end-shape="id1" draw:end-glue-point="2" svg:d="M13958 10974c0 1413-8906 1996-8906-1166" svg:viewBox="0 0 8907 2307">
          <text:p/>
        </draw:connector>
        <draw:frame draw:style-name="gr8" draw:text-style-name="P22" draw:layer="layout" svg:width="3.654cm" svg:height="3.174cm" svg:x="12.5cm" svg:y="7.8cm">
          <draw:text-box>
            <text:p text:style-name="P1"><text:span text:style-name="T19">YKS <text:s text:c="2"/>Якутск <text:s text:c="5"/>(129.770</text:span></text:p>
            <text:p text:style-name="P1"><text:span text:style-name="T19">MJZ <text:s text:c="2"/>Мирный <text:s text:c="5"/>(114.039</text:span></text:p>
            <text:p text:style-name="P1"><text:span text:style-name="T19">KHV <text:s text:c="2"/>Хабаровск-Новый <text:s text:c="2"/>(1</text:span></text:p>
            <text:p text:style-name="P1"><text:span text:style-name="T19">PKC <text:s text:c="2"/>Елизово <text:s text:c="4"/>(158.453</text:span></text:p>
            <text:p text:style-name="P1"><text:span text:style-name="T19">UUS <text:s text:c="2"/>Хомутово <text:s text:c="3"/>(142.718</text:span></text:p>
            <text:p text:style-name="P1"><text:span text:style-name="T19">VVO <text:s text:c="2"/>Владивосток <text:s text:c="6"/>(1</text:span></text:p>
            <text:p text:style-name="P1"><text:span text:style-name="T19">LED <text:s text:c="2"/>Пулково <text:s text:c="4"/>(30.2625</text:span></text:p>
            <text:p text:style-name="P1"><text:span text:style-name="T19">KGD <text:s text:c="2"/>Храброво <text:s text:c="3"/>(20.5925</text:span></text:p>
            <text:p text:style-name="P1"><text:span text:style-name="T19">KEJ <text:s text:c="2"/>Кемерово <text:s text:c="3"/>(86.1072</text:span></text:p>
            <text:p text:style-name="P1"><text:span text:style-name="T19">CEK <text:s text:c="2"/>Челябинск <text:s text:c="2"/>(61.5033</text:span></text:p>
            <text:p text:style-name="P1"><text:span text:style-name="T19">MQF <text:s text:c="2"/>Магнитогорск <text:s text:c="5"/>(5</text:span></text:p>
            <text:p text:style-name="P1"><text:span text:style-name="T19">PEE <text:s text:c="2"/>Пермь <text:s text:c="6"/>(56.0211</text:span></text:p>
            <text:p text:style-name="P1"><text:span text:style-name="T19">SGC <text:s text:c="2"/>Сургут <text:s text:c="5"/>(73.4018</text:span></text:p>
          </draw:text-box>
        </draw:frame>
        <draw:frame draw:style-name="gr9" draw:text-style-name="P23" draw:layer="layout" svg:width="8.262cm" svg:height="0.878cm" svg:x="5.933cm" svg:y="5.135cm">
          <draw:text-box>
            <text:p text:style-name="P8"><text:span text:style-name="T20">=# COPY </text:span><text:span text:style-name="T21">таблица</text:span><text:span text:style-name="T20"> TO '</text:span><text:span text:style-name="T21">файл</text:span><text:span text:style-name="T20">';</text:span></text:p>
          </draw:text-box>
        </draw:frame>
        <draw:frame draw:style-name="gr10" draw:text-style-name="P23" draw:layer="layout" svg:width="9.146cm" svg:height="0.878cm" svg:x="5.488cm" svg:y="12.135cm">
          <draw:text-box>
            <text:p text:style-name="P8"><text:span text:style-name="T20">=# COPY </text:span><text:span text:style-name="T21">таблица</text:span><text:span text:style-name="T20"> FROM '</text:span><text:span text:style-name="T21">файл</text:span><text:span text:style-name="T20">';</text:span></text:p>
          </draw:text-box>
        </draw:fram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файл в ФС сервера и доступен владельцу экземпляра PostgreSQL</text:span></text:p>
                <text:p text:style-name="P25"><text:span text:style-name="T23">можно выбрать столбцы или использовать произвольный запрос</text:span></text:p>
              </text:list-item>
              <text:list-item>
                <text:p text:style-name="P25"><text:span text:style-name="T24">при восстановлении строки добавляются к имеющимся в таблице</text:span></text:p>
              </text:list-item>
            </text:list>
          </draw:text-box>
        </draw:frame>
        <draw:custom-shape draw:style-name="gr11" draw:text-style-name="P28" draw:layer="layout" svg:width="4.064cm" svg:height="1.524cm" svg:x="16.926cm" svg:y="7.22cm">
          <text:p text:style-name="P27"><text:span text:style-name="T25">формат</text:span></text:p>
          <text:p text:style-name="P27"><text:span text:style-name="T25">настраивает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605.90405904059 16940.06557377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966cm" svg:x="2.1cm" svg:y="14.107cm" presentation:class="notes" presentation:user-transformed="true">
            <draw:text-box>
              <text:p text:style-name="P15"><text:span text:style-name="T6">Для сохранения содержимого одной таблицы используют команду COPY, записывающую содержимое таблицы или результат запроса в файл или поток вывода. </text:span></text:p>
              <text:p text:style-name="P15"><text:span text:style-name="T6">В COPY TO можно выбрать столбцы таблицы, а также параметром HEADER указать, что вывод содержит строку заголовка с именами каждого столбца таблицы. Также можно указать ряд других параметров, таких как формат (текстовый, CSV или двоичный), разделитель полей, текстовое представление NULL и т. п.</text:span></text:p>
              <text:p text:style-name="P15"><text:span text:style-name="T6">Другой вариант команды COPY FROM, наоборот, считывает из файла или потока ввода строки с полями и добавляет их в таблицу. Предыдущее содержимое таблицы не очищается, новые строки добавляются к уже существующим.</text:span></text:p>
              <text:p text:style-name="P15"><text:span text:style-name="T6">Выполнить команду COPY с указанием потока ввода или вывода может непривилегированный пользователь, но ему потребуется участие в ролях pg_read_server_files, pg_write_server_files или pg_execute_server_program для чтения файлов, записи в файлы или запуска программы на сервере.</text:span></text:p>
              <text:p text:style-name="P15"><text:span text:style-name="T6">Команда COPY работает существенно быстрее, чем аналогичные команды INSERT — клиенту не нужно много раз обращаться к серверу, а серверу не нужно много раз анализировать команды.</text:span></text:p>
              <text:p text:style-name="P15"><text:span text:style-name="T6">Тонкость: при выполнении команды COPY FROM не применяются правила (rules), хотя ограничения целостности и триггеры выполняются.</text:span></text:p>
              <text:p text:style-name="P15"><text:span text:style-name="T14"><text:a xlink:href="https://postgrespro.ru/docs/postgresql/16/sql-copy" xlink:type="simple">https://postgrespro.ru/docs/postgresql/16/sql-copy</text:a>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Команда psql \copy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xml:id="id4" draw:id="id4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draw:line-skew="-0.155cm" svg:x1="5.053cm" svg:y1="8.285cm" svg:x2="20.158cm" svg:y2="7.118cm" draw:start-shape="id3" draw:start-glue-point="0" draw:end-shape="id4" draw:end-glue-point="6" svg:d="M5053 8285c0-2736 15105-2152 15105-1167" svg:viewBox="0 0 15106 1989">
          <text:p/>
        </draw:connector>
        <draw:connector draw:style-name="gr7" draw:text-style-name="P21" draw:layer="layout" draw:type="curve" draw:line-skew="0.252cm" svg:x1="20.158cm" svg:y1="10.974cm" svg:x2="5.053cm" svg:y2="9.809cm" draw:start-shape="id4" draw:start-glue-point="4" draw:end-shape="id3" draw:end-glue-point="2" svg:d="M20158 10974c0 1129-15105 1712-15105-1165" svg:viewBox="0 0 15106 2094">
          <text:p/>
        </draw:connector>
        <draw:frame draw:style-name="gr8" draw:text-style-name="P22" draw:layer="layout" svg:width="3.654cm" svg:height="3.174cm" svg:x="18.7cm" svg:y="7.8cm">
          <draw:text-box>
            <text:p text:style-name="P1"><text:span text:style-name="T19">YKS <text:s text:c="2"/>Якутск <text:s text:c="5"/>(129.770</text:span></text:p>
            <text:p text:style-name="P1"><text:span text:style-name="T19">MJZ <text:s text:c="2"/>Мирный <text:s text:c="5"/>(114.039</text:span></text:p>
            <text:p text:style-name="P1"><text:span text:style-name="T19">KHV <text:s text:c="2"/>Хабаровск-Новый <text:s text:c="2"/>(1</text:span></text:p>
            <text:p text:style-name="P1"><text:span text:style-name="T19">PKC <text:s text:c="2"/>Елизово <text:s text:c="4"/>(158.453</text:span></text:p>
            <text:p text:style-name="P1"><text:span text:style-name="T19">UUS <text:s text:c="2"/>Хомутово <text:s text:c="3"/>(142.718</text:span></text:p>
            <text:p text:style-name="P1"><text:span text:style-name="T19">VVO <text:s text:c="2"/>Владивосток <text:s text:c="6"/>(1</text:span></text:p>
            <text:p text:style-name="P1"><text:span text:style-name="T19">LED <text:s text:c="2"/>Пулково <text:s text:c="4"/>(30.2625</text:span></text:p>
            <text:p text:style-name="P1"><text:span text:style-name="T19">KGD <text:s text:c="2"/>Храброво <text:s text:c="3"/>(20.5925</text:span></text:p>
            <text:p text:style-name="P1"><text:span text:style-name="T19">KEJ <text:s text:c="2"/>Кемерово <text:s text:c="3"/>(86.1072</text:span></text:p>
            <text:p text:style-name="P1"><text:span text:style-name="T19">CEK <text:s text:c="2"/>Челябинск <text:s text:c="2"/>(61.5033</text:span></text:p>
            <text:p text:style-name="P1"><text:span text:style-name="T19">MQF <text:s text:c="2"/>Магнитогорск <text:s text:c="5"/>(5</text:span></text:p>
            <text:p text:style-name="P1"><text:span text:style-name="T19">PEE <text:s text:c="2"/>Пермь <text:s text:c="6"/>(56.0211</text:span></text:p>
            <text:p text:style-name="P1"><text:span text:style-name="T19">SGC <text:s text:c="2"/>Сургут <text:s text:c="5"/>(73.4018</text:span></text:p>
          </draw:text-box>
        </draw:frame>
        <draw:frame draw:style-name="gr13" draw:text-style-name="P23" draw:layer="layout" svg:width="7.572cm" svg:height="0.878cm" svg:x="10.516cm" svg:y="5.135cm">
          <draw:text-box>
            <text:p text:style-name="P8"><text:span text:style-name="T20">=# \copy </text:span><text:span text:style-name="T21">таблица</text:span><text:span text:style-name="T20"> to '</text:span><text:span text:style-name="T21">файл</text:span><text:span text:style-name="T20">'</text:span></text:p>
          </draw:text-box>
        </draw:frame>
        <draw:frame draw:style-name="gr14" draw:text-style-name="P23" draw:layer="layout" svg:width="8.228cm" svg:height="0.878cm" svg:x="10.188cm" svg:y="12.135cm">
          <draw:text-box>
            <text:p text:style-name="P8"><text:span text:style-name="T20">=# \copy </text:span><text:span text:style-name="T21">таблица</text:span><text:span text:style-name="T20"> from '</text:span><text:span text:style-name="T21">файл</text:span><text:span text:style-name="T20">'</text:span></text:p>
          </draw:text-box>
        </draw:frame>
        <draw:custom-shape draw:style-name="gr6" draw:text-style-name="P20" xml:id="id3" draw:id="id3" draw:layer="layout" svg:width="2.032cm" svg:height="1.524cm" svg:x="4.037cm" svg:y="8.28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файл в ФС клиента и доступен пользователю ОС, запустившему psql</text:span></text:p>
              </text:list-item>
              <text:list-item>
                <text:p text:style-name="P24"><text:span text:style-name="T23">происходит пересылка данных между клиентом и сервером</text:span></text:p>
              </text:list-item>
              <text:list-item>
                <text:p text:style-name="P24"><text:span text:style-name="T23">синтаксис и возможности аналогичны команде CO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15">В psql существует клиентский вариант команды COPY с аналогичным синтаксисом </text:span><text:span text:style-name="T6">— метакоманда \copy, выполняющаяся на стороне клиента.</text:span></text:p>
              <text:p text:style-name="P15"><text:span text:style-name="T15">Серверная команда </text:span><text:span text:style-name="T6">COPY работает с файлами на сервере БД. Пользователь, под которым работают процессы сервера СУБД PostgreSQL (обычно postgres), должен иметь необходимые права доступа к этим файлам.</text:span></text:p>
              <text:p text:style-name="P15"><text:span text:style-name="T6">В клиентском же варианте обращение к файлу происходит на клиенте, а на сервер передается только содержимое.</text:span></text:p>
              <text:p text:style-name="P15"><text:span text:style-name="T14"><text:a xlink:href="https://postgrespro.ru/docs/postgresql/16/app-psql#APP-PSQL-META-COMMANDS-COPY" xlink:type="simple">https://postgrespro.ru/docs/postgresql/16/app-psql#APP-PSQL-META-COMMANDS-COPY</text:a></text:span></text:p>
              <text:p text:style-name="P15"><text:span text:style-name="T6"/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Копия базы данных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xml:id="id5" draw:id="id5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xml:id="id6" draw:id="id6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5.052cm" svg:y1="6.618cm" svg:x2="20.158cm" svg:y2="7.118cm" draw:start-shape="id5" draw:end-shape="id6" draw:end-glue-point="6" svg:d="M5052 6618c0-751 15106-1001 15106 500" svg:viewBox="0 0 15107 1098">
          <text:p/>
        </draw:connector>
        <draw:connector draw:style-name="gr7" draw:text-style-name="P21" draw:layer="layout" draw:type="curve" draw:line-skew="0.342cm" svg:x1="20.158cm" svg:y1="10.974cm" svg:x2="5.052cm" svg:y2="10.474cm" draw:start-shape="id6" draw:start-glue-point="4" draw:end-shape="id5" svg:d="M20158 10974c0 1264-15106 1514-15106-500" svg:viewBox="0 0 15107 1482">
          <text:p/>
        </draw:connector>
        <draw:frame draw:style-name="gr8" draw:text-style-name="P22" draw:layer="layout" svg:width="3.654cm" svg:height="3.174cm" svg:x="18.7cm" svg:y="7.8cm">
          <draw:text-box>
            <text:p text:style-name="P1"><text:span text:style-name="T19">--</text:span></text:p>
            <text:p text:style-name="P1"><text:span text:style-name="T19">-- PostgreSQL database dum</text:span></text:p>
            <text:p text:style-name="P1"><text:span text:style-name="T19">--</text:span></text:p>
            <text:p text:style-name="P1"><text:span text:style-name="T19"/></text:p>
            <text:p text:style-name="P1"><text:span text:style-name="T19">-- Dumped from database ve</text:span></text:p>
            <text:p text:style-name="P1"><text:span text:style-name="T19">-- Dumped by pg_dump versi</text:span></text:p>
            <text:p text:style-name="P1"><text:span text:style-name="T19"/></text:p>
            <text:p text:style-name="P1"><text:span text:style-name="T19">SET statement_timeout = 0;</text:span></text:p>
            <text:p text:style-name="P1"><text:span text:style-name="T19">SET lock_timeout = 0;</text:span></text:p>
            <text:p text:style-name="P1"><text:span text:style-name="T19">SET idle_in_transaction_sessio</text:span></text:p>
            <text:p text:style-name="P1"><text:span text:style-name="T19">SET client_encoding = 'UTF</text:span></text:p>
            <text:p text:style-name="P1"><text:span text:style-name="T19">SET standard_conforming_st</text:span></text:p>
          </draw:text-box>
        </draw:frame>
        <draw:frame draw:style-name="gr16" draw:text-style-name="P23" draw:layer="layout" svg:width="7.39cm" svg:height="0.878cm" svg:x="10.81cm" svg:y="5.135cm">
          <draw:text-box>
            <text:p text:style-name="P8"><text:span text:style-name="T20">$ pg_dump -d </text:span><text:span text:style-name="T21">база </text:span><text:span text:style-name="T27">-f</text:span><text:span text:style-name="T21"> файл</text:span></text:p>
          </draw:text-box>
        </draw:frame>
        <draw:frame draw:style-name="gr17" draw:text-style-name="P23" draw:layer="layout" svg:width="4.079cm" svg:height="0.878cm" svg:x="12.466cm" svg:y="12.135cm">
          <draw:text-box>
            <text:p text:style-name="P8"><text:span text:style-name="T20">$ psql -f </text:span><text:span text:style-name="T21">файл</text:span></text:p>
          </draw:text-box>
        </draw:fram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формат: команды SQL</text:span></text:p>
              </text:list-item>
              <text:list-item>
                <text:p text:style-name="P24"><text:span text:style-name="T23">при выгрузке можно выбрать отдельные объекты базы данных</text:span></text:p>
              </text:list-item>
              <text:list-item>
                <text:p text:style-name="P24"><text:span text:style-name="T23">новая база должна быть создана из шаблона template0</text:span></text:p>
              </text:list-item>
              <text:list-item>
                <text:p text:style-name="P24"><text:span text:style-name="T24">заранее должны быть созданы роли и табличные пространства</text:span></text:p>
              </text:list-item>
              <text:list-item>
                <text:p text:style-name="P24"><text:span text:style-name="T23">после загрузки имеет смысл выполнить ANALYZE</text:span></text:p>
              </text:list-item>
            </text:list>
          </draw:text-box>
        </draw:frame>
        <draw:polygon draw:style-name="gr18" draw:text-style-name="P30" draw:layer="layout" svg:width="0.763cm" svg:height="0.89cm" svg:x="14.123cm" svg:y="6.327cm" svg:viewBox="0 0 764 891" draw:points="0,0 764,0 764,85 467,467 467,891 297,806 297,467 0,85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32" draw:layer="layout" svg:width="16.799cm" svg:height="13.811cm" svg:x="2.1cm" svg:y="14.107cm" presentation:class="notes" presentation:user-transformed="true">
            <draw:text-box>
              <text:p text:style-name="P31"><text:span text:style-name="T28">Для создания полноценной резервной копии базы данных используется утилита pg_dump.</text:span></text:p>
              <text:p text:style-name="P31"><text:span text:style-name="T28">Если не указать имя файла (-f, --file), то утилита выведет результат на консоль. А результатом является скрипт, предназначенный для psql, который содержит команды для создания необходимых объектов и наполнения их данными.</text:span></text:p>
              <text:p text:style-name="P31"><text:span text:style-name="T6">Дополнительными ключами утилиты можно ограничить набор объектов: выбрать указанные таблицы, или все объекты в указанных схемах, или наложить другие фильтры.</text:span></text:p>
              <text:p text:style-name="P31"><text:span text:style-name="T6">Чтобы восстановить объекты из резервной копии, достаточно выполнить полученный скрипт в psql.</text:span></text:p>
              <text:p text:style-name="P31"><text:span text:style-name="T29">Следует иметь в виду, что базу данных для восстановления надо создавать из шаблона template0, так как все изменения, сделанные</text:span><text:span text:style-name="T29"><text:line-break/></text:span><text:span text:style-name="T29">в template1, также попадут в резервную копию.</text:span></text:p>
              <text:p text:style-name="P31"><text:span text:style-name="T29">Кроме того, заранее должны быть созданы необходимые роли</text:span><text:span text:style-name="T29"><text:line-break/></text:span><text:span text:style-name="T29">и табличные пространства. Поскольку эти объекты не относятся</text:span><text:span text:style-name="T29"><text:line-break/></text:span><text:span text:style-name="T29">к конкретной БД, они не будут выгружены в резервную копию.</text:span></text:p>
              <text:p text:style-name="P31"><text:span text:style-name="T29">После восстановления базы имеет смысл выполнить команду ANALYZE: она соберет статистику, необходимую оптимизатору для планирования запросов.</text:span></text:p>
              <text:p text:style-name="P31"><text:span text:style-name="T30"><text:a xlink:href="https://postgrespro.ru/docs/postgresql/16/app-pgdump" xlink:type="simple">https://postgrespro.ru/docs/postgresql/16/app-pgdump</text:a></text:span></text:p>
              <text:p text:style-name="P31"><text:span text:style-name="T29"/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Формат custom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xml:id="id7" draw:id="id7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xml:id="id8" draw:id="id8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5.052cm" svg:y1="6.618cm" svg:x2="20.158cm" svg:y2="7.118cm" draw:start-shape="id7" draw:end-shape="id8" draw:end-glue-point="6" svg:d="M5052 6618c0-751 15106-1001 15106 500" svg:viewBox="0 0 15107 1098">
          <text:p/>
        </draw:connector>
        <draw:frame draw:style-name="gr8" draw:text-style-name="P22" draw:layer="layout" svg:width="3.654cm" svg:height="3.174cm" svg:x="18.7cm" svg:y="7.8cm">
          <draw:text-box>
            <text:p text:style-name="P1"><text:span text:style-name="T19">;</text:span></text:p>
            <text:p text:style-name="P1"><text:span text:style-name="T19">; Archive created at 2017-</text:span></text:p>
            <text:p text:style-name="P1"><text:span text:style-name="T19">; <text:s text:c="4"/>dbname: demo</text:span></text:p>
            <text:p text:style-name="P1"><text:span text:style-name="T19">; <text:s text:c="4"/>TOC Entries: 146</text:span></text:p>
            <text:p text:style-name="P1"><text:span text:style-name="T19">; <text:s text:c="4"/>Compression: -1</text:span></text:p>
            <text:p text:style-name="P1"><text:span text:style-name="T19">; <text:s text:c="4"/>Dump Version: 1.12-0</text:span></text:p>
            <text:p text:style-name="P1"><text:span text:style-name="T19">; <text:s text:c="4"/>Format: CUSTOM</text:span></text:p>
            <text:p text:style-name="P1"><text:span text:style-name="T19">;</text:span></text:p>
            <text:p text:style-name="P1"><text:span text:style-name="T19">; Selected TOC Entries:</text:span></text:p>
            <text:p text:style-name="P1"><text:span text:style-name="T19">;</text:span></text:p>
            <text:p text:style-name="P1"><text:span text:style-name="T19">2297; 1262 475453 DATABASE</text:span></text:p>
            <text:p text:style-name="P1"><text:span text:style-name="T19">5; 2615 475454 SCHEMA - bo</text:span></text:p>
            <text:p text:style-name="P1"><text:span text:style-name="T19">2298; 0 0 COMMENT - SCHEMA</text:span></text:p>
          </draw:text-box>
        </draw:frame>
        <draw:frame draw:style-name="gr19" draw:text-style-name="P23" draw:layer="layout" svg:width="8.516cm" svg:height="0.878cm" svg:x="10.814cm" svg:y="5.135cm">
          <draw:text-box>
            <text:p text:style-name="P8"><text:span text:style-name="T20">$ pg_dump -d </text:span><text:span text:style-name="T21">база </text:span><text:span text:style-name="T27">-Fc -f</text:span><text:span text:style-name="T21"> файл</text:span></text:p>
          </draw:text-box>
        </draw:frame>
        <draw:frame draw:style-name="gr20" draw:text-style-name="P23" draw:layer="layout" svg:width="8.266cm" svg:height="0.878cm" svg:x="10.939cm" svg:y="12.135cm">
          <draw:text-box>
            <text:p text:style-name="P8"><text:span text:style-name="T20">$ pg_restore -d </text:span><text:span text:style-name="T21">база</text:span><text:span text:style-name="T20"> -j </text:span><text:span text:style-name="T21">N</text:span><text:span text:style-name="T20"> </text:span><text:span text:style-name="T21">файл</text:span></text:p>
          </draw:text-box>
        </draw:fram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внутренний формат с оглавлением</text:span></text:p>
              </text:list-item>
              <text:list-item>
                <text:p text:style-name="P24"><text:span text:style-name="T23">отдельные объекты базы данных можно выбрать на этапе восстановления</text:span></text:p>
              </text:list-item>
              <text:list-item>
                <text:p text:style-name="P24"><text:span text:style-name="T23">возможна загрузка в несколько параллельных потоков</text:span></text:p>
              </text:list-item>
            </text:list>
          </draw:text-box>
        </draw:frame>
        <draw:custom-shape draw:style-name="gr21" draw:text-style-name="P20" xml:id="id11" draw:id="id11" draw:layer="layout" svg:width="0.508cm" svg:height="0.508cm" svg:x="18.9cm" svg:y="10.4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9" draw:id="id9" draw:layer="layout" svg:width="0.508cm" svg:height="0.508cm" svg:x="19.9cm" svg:y="10.4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0" draw:id="id10" draw:layer="layout" svg:width="0.508cm" svg:height="0.508cm" svg:x="20.9cm" svg:y="10.469cm">
          <text:p/>
          <draw:enhanced-geometry svg:viewBox="0 0 21600 21600" draw:type="rectangle" draw:enhanced-path="M 0 0 L 21600 0 21600 21600 0 21600 0 0 Z N"/>
        </draw:custom-shape>
        <draw:connector draw:style-name="gr22" draw:text-style-name="P21" draw:layer="layout" draw:type="curve" svg:x1="20.154cm" svg:y1="10.977cm" svg:x2="5.052cm" svg:y2="10.483cm" draw:start-shape="id9" draw:start-glue-point="2" svg:d="M20154 10977c0 750-15102 997-15102-494" svg:viewBox="0 0 15103 1091">
          <text:p/>
        </draw:connector>
        <draw:polygon draw:style-name="gr18" draw:text-style-name="P30" draw:layer="layout" svg:width="0.763cm" svg:height="0.89cm" svg:x="14.65cm" svg:y="10.336cm" svg:viewBox="0 0 764 891" draw:points="0,0 764,0 764,85 467,467 467,891 297,806 297,467 0,85">
          <text:p/>
        </draw:polygon>
        <draw:connector draw:style-name="gr7" draw:text-style-name="P21" draw:layer="layout" draw:type="curve" svg:x1="21.154cm" svg:y1="10.977cm" svg:x2="5.052cm" svg:y2="10.496cm" draw:start-shape="id10" draw:start-glue-point="2" svg:d="M21154 10977c0 750-16102 990-16102-481" svg:viewBox="0 0 16103 1077">
          <text:p/>
        </draw:connector>
        <draw:connector draw:style-name="gr22" draw:text-style-name="P21" draw:layer="layout" draw:type="curve" svg:x1="19.154cm" svg:y1="10.977cm" svg:x2="5.052cm" svg:y2="10.496cm" draw:start-shape="id11" draw:start-glue-point="2" svg:d="M19154 10977c0 750-14102 990-14102-481" svg:viewBox="0 0 14103 107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6" draw:layer="layout" svg:width="16.799cm" svg:height="13.411cm" svg:x="2.1cm" svg:y="14.107cm" presentation:class="notes" presentation:user-transformed="true">
            <draw:text-box>
              <text:p text:style-name="P15"><text:span text:style-name="T6">Утилита pg_dump позволяет указать формат резервной копии. По умолчанию это plain — простые команды для psql.</text:span></text:p>
              <text:p text:style-name="P15"><text:span text:style-name="T6">Формат custom (-Fc, --format=custom) создает резервную копию</text:span><text:span text:style-name="T6"><text:line-break/></text:span><text:span text:style-name="T6">в специальном формате, содержащем не только объекты, но и оглавление. Наличие оглавления позволяет выбирать объекты для восстановления не при создании копии, а непосредственно при восстановлении. </text:span></text:p>
              <text:p text:style-name="P15"><text:span text:style-name="T6">Файл формата custom по умолчанию сжат.</text:span></text:p>
              <text:p text:style-name="P15"><text:span text:style-name="T6">Для восстановления потребуется другая утилита — pg_restore. Она читает файл и преобразует его в команды psql. Если не указать явно имя базы данных (в ключе -d), то команды будут выведены на консоль. Если же база данных указана — утилита соединится с этой БД и выполнит команды без участия psql.</text:span></text:p>
              <text:p text:style-name="P15"><text:span text:style-name="T6">Чтобы восстановить только часть объектов, можно воспользоваться одним из двух подходов. Во-первых, можно ограничить объекты аналогично тому, как они ограничиваются в pg_dump. Вообще, утилита pg_restore понимает многие параметры из репертуара pg_dump.</text:span></text:p>
              <text:p text:style-name="P15"><text:span text:style-name="T6">Во-вторых, можно получить из оглавления список объектов, содержащихся в резервной копии (ключ --list). Затем этот список можно отредактировать вручную, удалив ненужное и передать измененный список на вход pg_restore (ключ --use-list).</text:span></text:p>
              <text:p text:style-name="P15"><text:span text:style-name="T14"><text:a xlink:href="https://postgrespro.ru/docs/postgresql/16/app-pgdump" xlink:type="simple">https://postgrespro.ru/docs/postgresql/16/app-pgdump</text:a></text:span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custom-shape draw:style-name="gr21" draw:text-style-name="P20" xml:id="id15" draw:id="id15" draw:layer="layout" svg:width="0.508cm" svg:height="0.508cm" svg:x="19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6" draw:id="id16" draw:layer="layout" svg:width="0.508cm" svg:height="0.508cm" svg:x="18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3" draw:id="id13" draw:layer="layout" svg:width="0.508cm" svg:height="0.508cm" svg:x="20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8" draw:id="id18" draw:layer="layout" svg:width="0.508cm" svg:height="0.508cm" svg:x="18.9cm" svg:y="10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4" draw:id="id14" draw:layer="layout" svg:width="0.508cm" svg:height="0.508cm" svg:x="19.9cm" svg:y="10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17" draw:id="id17" draw:layer="layout" svg:width="0.508cm" svg:height="0.508cm" svg:x="20.9cm" svg:y="10.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Формат directory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xml:id="id12" draw:id="id12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5.052cm" svg:y1="6.618cm" svg:x2="21.154cm" svg:y2="7.112cm" draw:start-shape="id12" draw:end-shape="id13" draw:end-glue-point="0" svg:d="M5052 6618c0-751 16102-998 16102 494" svg:viewBox="0 0 16103 1092">
          <text:p/>
        </draw:connector>
        <draw:connector draw:style-name="gr22" draw:text-style-name="P21" draw:layer="layout" draw:type="curve" svg:x1="20.154cm" svg:y1="10.968cm" svg:x2="5.052cm" svg:y2="10.474cm" draw:start-shape="id14" draw:start-glue-point="2" draw:end-shape="id12" svg:d="M20154 10968c0 750-15102 997-15102-494" svg:viewBox="0 0 15103 1091">
          <text:p/>
        </draw:connector>
        <draw:frame draw:style-name="gr23" draw:text-style-name="P23" draw:layer="layout" svg:width="10.421cm" svg:height="0.878cm" svg:x="9.822cm" svg:y="4.835cm">
          <draw:text-box>
            <text:p text:style-name="P8"><text:span text:style-name="T20">$ pg_dump -d </text:span><text:span text:style-name="T21">база </text:span><text:span text:style-name="T27">-Fd -j </text:span><text:span text:style-name="T21">N</text:span><text:span text:style-name="T27"> -f</text:span><text:span text:style-name="T21"> каталог</text:span></text:p>
          </draw:text-box>
        </draw:frame>
        <draw:frame draw:style-name="gr24" draw:text-style-name="P23" draw:layer="layout" svg:width="9.108cm" svg:height="0.878cm" svg:x="10.478cm" svg:y="12.135cm">
          <draw:text-box>
            <text:p text:style-name="P8"><text:span text:style-name="T20">$ pg_restore -d </text:span><text:span text:style-name="T21">база</text:span><text:span text:style-name="T20"> -j </text:span><text:span text:style-name="T21">N</text:span><text:span text:style-name="T20"> </text:span><text:span text:style-name="T21">каталог</text:span></text:p>
          </draw:text-box>
        </draw:fram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каталог с оглавлением и отдельными файлами на каждый объект базы</text:span></text:p>
              </text:list-item>
              <text:list-item>
                <text:p text:style-name="P24"><text:span text:style-name="T23">отдельные объекты базы данных можно выбрать на этапе восстановления</text:span></text:p>
              </text:list-item>
              <text:list-item>
                <text:p text:style-name="P24"><text:span text:style-name="T23">и выгрузка, и загрузка возможны в несколько параллельных потоков</text:span></text:p>
              </text:list-item>
            </text:list>
          </draw:text-box>
        </draw:frame>
        <draw:polygon draw:style-name="gr18" draw:text-style-name="P30" draw:layer="layout" svg:width="0.763cm" svg:height="0.89cm" svg:x="14.65cm" svg:y="10.327cm" svg:viewBox="0 0 764 891" draw:points="0,0 764,0 764,85 467,467 467,891 297,806 297,467 0,85">
          <text:p/>
        </draw:polygon>
        <draw:custom-shape draw:style-name="gr25" draw:text-style-name="P20" draw:layer="layout" svg:width="0.705cm" svg:height="1.118cm" draw:transform="rotate (-3.14159265358979) translate (19.525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5.052cm" svg:y1="6.618cm" svg:x2="20.154cm" svg:y2="7.112cm" draw:start-shape="id12" draw:start-glue-point="5" draw:end-shape="id15" draw:end-glue-point="0" svg:d="M5052 6618c0-751 15102-998 15102 494" svg:viewBox="0 0 15103 1092">
          <text:p/>
        </draw:connector>
        <draw:connector draw:style-name="gr7" draw:text-style-name="P21" draw:layer="layout" draw:type="curve" svg:x1="5.052cm" svg:y1="6.618cm" svg:x2="19.154cm" svg:y2="7.112cm" draw:start-shape="id12" draw:start-glue-point="5" draw:end-shape="id16" draw:end-glue-point="0" svg:d="M5052 6618c0-751 14102-998 14102 494" svg:viewBox="0 0 14103 1092">
          <text:p/>
        </draw:connector>
        <draw:custom-shape draw:style-name="gr25" draw:text-style-name="P20" draw:layer="layout" svg:width="0.705cm" svg:height="1.118cm" draw:transform="rotate (-3.14159265358979) translate (20.525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0" draw:layer="layout" svg:width="0.705cm" svg:height="1.118cm" draw:transform="rotate (-3.14159265358979) translate (21.525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0" draw:layer="layout" svg:width="0.705cm" svg:height="1.118cm" draw:transform="rotate (-3.14159265358979) translate (19.525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0" draw:layer="layout" svg:width="0.705cm" svg:height="1.118cm" draw:transform="rotate (-3.14159265358979) translate (20.525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0" draw:layer="layout" svg:width="0.705cm" svg:height="1.118cm" draw:transform="rotate (-3.14159265358979) translate (21.525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21.154cm" svg:y1="10.968cm" svg:x2="5.052cm" svg:y2="10.487cm" draw:start-shape="id17" draw:start-glue-point="2" svg:d="M21154 10968c0 750-16102 990-16102-481" svg:viewBox="0 0 16103 1077">
          <text:p/>
        </draw:connector>
        <draw:connector draw:style-name="gr22" draw:text-style-name="P21" draw:layer="layout" draw:type="curve" svg:x1="19.154cm" svg:y1="10.968cm" svg:x2="5.052cm" svg:y2="10.487cm" draw:start-shape="id18" draw:start-glue-point="2" svg:d="M19154 10968c0 750-14102 990-14102-481" svg:viewBox="0 0 14103 1077">
          <text:p/>
        </draw:connector>
        <draw:custom-shape draw:style-name="gr26" draw:text-style-name="P28" draw:layer="layout" svg:width="5.117cm" svg:height="2.127cm" svg:x="21.399cm" svg:y="4.318cm">
          <text:p text:style-name="P27"><text:span text:style-name="T25">согласованность</text:span></text:p>
          <text:p text:style-name="P27"><text:span text:style-name="T25">обеспечивается общим</text:span></text:p>
          <text:p text:style-name="P27"><text:span text:style-name="T25">снимком данных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031.41852286049 21214.28571428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Еще один формат резервной копии — directory. В таком случае будет создан не один файл, а каталог, содержащий объекты и оглавление.</text:span><text:span text:style-name="T6"><text:line-break/></text:span><text:span text:style-name="T6">По умолчанию файлы внутри каталога будут сжаты.</text:span></text:p>
              <text:p text:style-name="P15"><text:span text:style-name="T6">Преимущество перед форматом custom состоит в том, что такая резервная копия может создаваться параллельно в несколько потоков (количество указывается в ключе -j, --jobs).</text:span></text:p>
              <text:p text:style-name="P15"><text:span text:style-name="T29">Разумее</text:span><text:span text:style-name="T6">тся, несмотря на параллельное выполнение, копия будет содержать согласованные данные</text:span><text:span text:style-name="T29">. Это обеспечивается общим снимком данных для всех параллельно работающих процессов.</text:span></text:p>
              <text:p text:style-name="P15"><text:span text:style-name="T30"><text:a xlink:href="https://postgrespro.ru/docs/postgresql/16/functions-admin#FUNCTIONS-SNAPSHOT-SYNCHRONIZATION" xlink:type="simple">https://postgrespro.ru/docs/postgresql/16/functions-admin#FUNCTIONS-SNAPSHOT-SYNCHRONIZATION</text:a></text:span></text:p>
              <text:p text:style-name="P15"><text:span text:style-name="T29">Восстановление также возможно в несколько потоков (это работает и для формата custom).</text:span></text:p>
              <text:p text:style-name="P15"><text:span text:style-name="T29">В остальном возможности по работе с форматом directory не отличается от ранее рассмотренных: поддерживаются те же ключи и подходы.</text:span></text:p>
              <text:p text:style-name="P15"><text:span text:style-name="T29"/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 text:style-name="P8">Сравнение форматов</text:p>
          </draw:text-box>
        </draw:frame>
        <draw:frame draw:style-name="gr27" draw:layer="layout" svg:width="25.612cm" svg:height="13.267cm" svg:x="1.186cm" svg:y="4.76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3"><text:span text:style-name="T31">plain</text:span></text:p>
              </table:table-cell>
              <table:table-cell>
                <text:p text:style-name="P33"><text:span text:style-name="T31">custom</text:span></text:p>
              </table:table-cell>
              <table:table-cell>
                <text:p text:style-name="P33"><text:span text:style-name="T31">directory</text:span></text:p>
              </table:table-cell>
              <table:table-cell>
                <text:p text:style-name="P33"><text:span text:style-name="T31">tar</text:span></text:p>
              </table:table-cell>
            </table:table-row>
            <table:table-row table:style-name="ro1" table:default-cell-style-name="ce3">
              <table:table-cell table:style-name="ce1">
                <text:p text:style-name="P34"><text:span text:style-name="T32">утилита для</text:span><text:span text:style-name="T32"><text:line-break/></text:span><text:span text:style-name="T32">восстановления</text:span></text:p>
              </table:table-cell>
              <table:table-cell>
                <text:p text:style-name="P35"><text:span text:style-name="T33">psql</text:span></text:p>
              </table:table-cell>
              <table:table-cell table:style-name="ce4" table:number-columns-spanned="3">
                <text:p text:style-name="P35"><text:span text:style-name="T33">pg_restore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36"><text:span text:style-name="T32">сжатие</text:span></text:p>
              </table:table-cell>
              <table:table-cell table:style-name="ce6" table:number-columns-spanned="3">
                <text:p text:style-name="P35"><text:span text:style-name="T33">gzip, lz4 или zstd</text:span></text:p>
              </table:table-cell>
              <table:covered-table-cell/>
              <table:covered-table-cell/>
              <table:table-cell table:style-name="ce7"/>
            </table:table-row>
            <table:table-row table:style-name="ro1" table:default-cell-style-name="ce3">
              <table:table-cell table:style-name="ce1">
                <text:p text:style-name="P34"><text:span text:style-name="T32">выборочное восстановление</text:span></text:p>
              </table:table-cell>
              <table:table-cell table:style-name="ce7"/>
              <table:table-cell>
                <text:p text:style-name="P35"><text:span text:style-name="T34">да</text:span></text:p>
              </table:table-cell>
              <table:table-cell>
                <text:p text:style-name="P35"><text:span text:style-name="T33">да</text:span></text:p>
              </table:table-cell>
              <table:table-cell>
                <text:p text:style-name="P35"><text:span text:style-name="T34">да</text:span></text:p>
              </table:table-cell>
            </table:table-row>
            <table:table-row table:style-name="ro1" table:default-cell-style-name="ce7">
              <table:table-cell table:style-name="ce5">
                <text:p text:style-name="P36"><text:span text:style-name="T32">параллельное резервирование</text:span></text:p>
              </table:table-cell>
              <table:table-cell/>
              <table:table-cell/>
              <table:table-cell table:style-name="ce3">
                <text:p text:style-name="P35"><text:span text:style-name="T33">да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34"><text:span text:style-name="T32">параллельное восстановление</text:span></text:p>
              </table:table-cell>
              <table:table-cell table:style-name="ce7"/>
              <table:table-cell>
                <text:p text:style-name="P35"><text:span text:style-name="T33">да</text:span></text:p>
              </table:table-cell>
              <table:table-cell>
                <text:p text:style-name="P35"><text:span text:style-name="T33">да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приведенной таблице разные форматы сравниваются с точки зрения предоставляемых ими возможностей.</text:span></text:p>
              <text:p text:style-name="P15"><text:span text:style-name="T6">Отметим, что имеется и четвертый формат — tar. Он не рассматривался, так как не привносит ничего нового и не дает преимуществ перед другими форматами. Фактически он соответствует созданию tar-файла из каталога в формате directory, но не поддерживает сжатие и параллелизм.</text:span></text:p>
              <text:p text:style-name="P15"><text:span text:style-name="T15"/></text:p>
            </draw:text-box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 text:style-name="P8"><text:span text:style-name="T16">Копия кластера БД</text:span></text:p>
          </draw:text-box>
        </draw:frame>
        <draw:frame presentation:style-name="pr4" draw:text-style-name="P1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/></text:p>
              </text:list-item>
            </text:list>
          </draw:text-box>
        </draw:frame>
        <draw:custom-shape draw:style-name="gr4" draw:text-style-name="P20" xml:id="id19" draw:id="id19" draw:layer="layout" svg:width="4.064cm" svg:height="3.856cm" svg:x="2.4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0" xml:id="id20" draw:id="id20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1" draw:layer="layout" draw:type="curve" svg:x1="4.452cm" svg:y1="6.618cm" svg:x2="20.158cm" svg:y2="7.118cm" draw:start-shape="id19" draw:end-shape="id20" draw:end-glue-point="6" svg:d="M4452 6618c0-751 15706-1001 15706 500" svg:viewBox="0 0 15707 1098">
          <text:p/>
        </draw:connector>
        <draw:connector draw:style-name="gr7" draw:text-style-name="P21" draw:layer="layout" draw:type="curve" svg:x1="20.158cm" svg:y1="10.974cm" svg:x2="5.653cm" svg:y2="11.675cm" draw:start-shape="id20" draw:start-glue-point="4" draw:end-shape="id21" draw:end-glue-point="7" svg:d="M20158 10974c0 1804-14505 1454-14505 701" svg:viewBox="0 0 14506 1315">
          <text:p/>
        </draw:connector>
        <draw:frame draw:style-name="gr8" draw:text-style-name="P37" draw:layer="layout" svg:width="3.654cm" svg:height="3.174cm" svg:x="18.7cm" svg:y="7.8cm">
          <draw:text-box>
            <text:p text:style-name="P1"><text:span text:style-name="T19">--</text:span></text:p>
            <text:p text:style-name="P1"><text:span text:style-name="T19">-- PostgreSQL database clu</text:span></text:p>
            <text:p text:style-name="P1"><text:span text:style-name="T19">--</text:span></text:p>
            <text:p text:style-name="P1"><text:span text:style-name="T19"/></text:p>
            <text:p text:style-name="P1"><text:span text:style-name="T19">SET default_transaction_re</text:span></text:p>
            <text:p text:style-name="P1"><text:span text:style-name="T19">SET client_encoding = 'UTF</text:span></text:p>
            <text:p text:style-name="P1"><text:span text:style-name="T19">SET standard_conforming_st</text:span></text:p>
            <text:p text:style-name="P1"><text:span text:style-name="T19"/></text:p>
            <text:p text:style-name="P1"><text:span text:style-name="T19">--</text:span></text:p>
            <text:p text:style-name="P1"><text:span text:style-name="T19">-- Roles</text:span></text:p>
            <text:p text:style-name="P1"><text:span text:style-name="T19">--</text:span></text:p>
            <text:p text:style-name="P1"><text:span text:style-name="T19"/></text:p>
            <text:p text:style-name="P1"><text:span text:style-name="T19">CREATE ROLE postgres;</text:span></text:p>
          </draw:text-box>
        </draw:frame>
        <draw:frame draw:style-name="gr28" draw:text-style-name="P23" draw:layer="layout" svg:width="5.959cm" svg:height="0.878cm" svg:x="10.94cm" svg:y="5.135cm">
          <draw:text-box>
            <text:p text:style-name="P8"><text:span text:style-name="T20">$ pg_dumpall </text:span><text:span text:style-name="T27">-f</text:span><text:span text:style-name="T21"> файл</text:span></text:p>
          </draw:text-box>
        </draw:frame>
        <draw:frame draw:style-name="gr17" draw:text-style-name="P23" draw:layer="layout" svg:width="4.079cm" svg:height="0.878cm" svg:x="11.88cm" svg:y="12.235cm">
          <draw:text-box>
            <text:p text:style-name="P8"><text:span text:style-name="T20">$ psql -f </text:span><text:span text:style-name="T21">файл</text:span></text:p>
          </draw:text-box>
        </draw:frame>
        <draw:frame presentation:style-name="pr4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2"/></text:p>
              </text:list-item>
              <text:list-item>
                <text:p text:style-name="P24"><text:span text:style-name="T23">формат: команды SQL</text:span></text:p>
              </text:list-item>
              <text:list-item>
                <text:p text:style-name="P24"><text:span text:style-name="T23">выгружает весь кластер, включая роли и табличные пространства</text:span></text:p>
              </text:list-item>
              <text:list-item>
                <text:p text:style-name="P24"><text:span text:style-name="T23">пользователь должен иметь доступ ко всем объектам кластера</text:span></text:p>
              </text:list-item>
              <text:list-item>
                <text:p text:style-name="P24"><text:span text:style-name="T23">не поддерживает параллельную выгрузку</text:span></text:p>
              </text:list-item>
            </text:list>
          </draw:text-box>
        </draw:frame>
        <draw:custom-shape draw:style-name="gr4" draw:text-style-name="P20" draw:layer="layout" svg:width="4.064cm" svg:height="3.856cm" svg:x="3.021cm" svg:y="7.2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0" xml:id="id21" draw:id="id21" draw:layer="layout" svg:width="4.064cm" svg:height="3.856cm" svg:x="3.621cm" svg:y="7.8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29">Чтобы создать резервную копию всего кластера, включая роли и табличные пространства, можно воспользоваться утилитой pg_dumpall.</text:span></text:p>
              <text:p text:style-name="P15"><text:span text:style-name="T6">Поскольку pg_dumpall требуется доступ ко всем объектам всех БД, имеет смысл запускать ее от имени суперпользователя. Утилита по очереди подключается к каждой БД кластера и выгружает информацию с помощью pg_dump. Кроме того, она сохраняет и данные, относящиеся к кластеру в целом.</text:span></text:p>
              <text:p text:style-name="P15"><text:span text:style-name="T6">Чтобы начать работу, утилите требуется подключиться хотя бы к какой-то базе данных. По умолчанию выбирается postgres или template1, но можно указать и другую.</text:span></text:p>
              <text:p text:style-name="P15"><text:span text:style-name="T6">Результатом работы pg_dumpall является скрипт для psql. Другие форматы не поддерживаются. Это означает, что pg_dumpall не поддерживает параллельную выгрузку данных, что может оказаться проблемой при больших объемах данных. В таком случае можно воспользоваться ключом --globals-only, чтобы выгрузить только роли и табличные пространства, а сами базы данных выгрузить отдельно</text:span><text:span text:style-name="T6"><text:line-break/></text:span><text:span text:style-name="T6">с помощью pg_dump в параллельном режиме.</text:span></text:p>
              <text:p text:style-name="P8"><text:span text:style-name="T30"><text:a xlink:href="https://postgrespro.ru/docs/postgresql/16/app-pg-dumpall" xlink:type="simple">https://postgrespro.ru/docs/postgresql/16/app-pg-dumpall</text:a></text:span></text:p>
              <text:p text:style-name="P31"><text:span text:style-name="T29"/></text:p>
            </draw:text-box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 text:style-name="P8">Итоги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5">Логическое резервирование позволяет сделать копию</text:span><text:span text:style-name="T35"><text:line-break/></text:span><text:span text:style-name="T35">всего кластера, базы данных или отдельных объектов</text:span></text:p>
              </text:list-item>
              <text:list-item>
                <text:p text:style-name="P9"><text:span text:style-name="T35">Хорошо подходит</text:span></text:p>
                <text:list>
                  <text:list-item>
                    <text:p text:style-name="P24"><text:span text:style-name="T11">для данных небольшого объема</text:span></text:p>
                  </text:list-item>
                  <text:list-item>
                    <text:p text:style-name="P24"><text:span text:style-name="T11">для длительного хранения, за время которого меняется версия сервера</text:span></text:p>
                  </text:list-item>
                  <text:list-item>
                    <text:p text:style-name="P13"><text:span text:style-name="T11">для миграции на другую платформу</text:span></text:p>
                  </text:list-item>
                </text:list>
              </text:list-item>
              <text:list-item>
                <text:p text:style-name="P9"><text:span text:style-name="T35">Плохо подходит</text:span></text:p>
                <text:list>
                  <text:list-item>
                    <text:p text:style-name="P8"><text:span text:style-name="T11">для восстановления после сбоя с минимальной потерей данных</text:span></text:p>
                  </text:list-item>
                  <text:list-item>
                    <text:p text:style-name="P8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 text:style-name="P8">Практика</text:p>
          </draw:text-box>
        </draw:frame>
        <draw:frame presentation:style-name="pr12" draw:text-style-name="P40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24"><text:span text:style-name="T36">На первом сервере создайте несколько баз данных.</text:span><text:span text:style-name="T36"><text:line-break/></text:span><text:span text:style-name="T36">В них создайте различные объекты (например, таблицы, </text:span><text:span text:style-name="T36">представления, индексы).</text:span></text:p>
              </text:list-item>
              <text:list-item>
                <text:p text:style-name="P24"><text:span text:style-name="T36">Сделайте копию только глобальных объектов кластера</text:span><text:span text:style-name="T36"><text:line-break/></text:span><text:span text:style-name="T36">с помощью утилиты pg_dumpall.</text:span></text:p>
              </text:list-item>
              <text:list-item>
                <text:p text:style-name="P24"><text:span text:style-name="T36">Сделайте копии каждой базы данных кластера с помощью </text:span><text:span text:style-name="T36">утилиты pg_dump в параллельном режиме.</text:span></text:p>
              </text:list-item>
              <text:list-item>
                <text:p text:style-name="P39"><text:span text:style-name="T36">Полностью восстановите кластер на другом сервере, </text:span><text:span text:style-name="T36">используя созданные резервные копии.</text:span></text:p>
              </text:list-item>
              <text:list-item>
                <text:p text:style-name="P24"><text:span text:style-name="T36">Попробуйте подобрать такие данные и параметры команды </text:span><text:span text:style-name="T36">COPY, чтобы созданную копию таблицы невозможно было </text:span><text:span text:style-name="T36">загрузить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 text:style-name="P8">Практика+</text:p>
          </draw:text-box>
        </draw:frame>
        <draw:frame presentation:style-name="pr14" draw:text-style-name="P4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2"><text:span text:style-name="T37">Выгрузите и загрузите данные командой COPY c заголовком:</text:span><text:span text:style-name="T38"> <text:s/></text:span><text:span text:style-name="T37"><text:line-break/></text:span><text:span text:style-name="T37">одному столбцу таблицы установите значение по </text:span><text:span text:style-name="T37">умолчанию;</text:span><text:span text:style-name="T37"><text:line-break/></text:span><text:span text:style-name="T37">добавьте строки с пропуском данных в этом столбце;</text:span><text:span text:style-name="T37"><text:line-break/></text:span><text:span text:style-name="T37">используйте COPY TO с параметром HEADER для выгрузки;</text:span><text:span text:style-name="T37"><text:line-break/></text:span><text:span text:style-name="T37">при загрузке используйте значение по умолчанию для строк с </text:span><text:span text:style-name="T37">пропусками данных;</text:span><text:span text:style-name="T37"><text:line-break/></text:span><text:span text:style-name="T37">в файле переименуйте в заголовке имя одного поля и </text:span><text:span text:style-name="T37">попробуйте загрузку с параметром MATCH и без него.</text:span></text:p>
              </text:list-item>
              <text:list-item>
                <text:p text:style-name="P42"><text:span text:style-name="T37">Загрузите в таблицу несколько мегабайт текстовых данных, </text:span><text:span text:style-name="T37">затем проверьте размеры логических копий, полученных в </text:span><text:span text:style-name="T37">пользовательском формате с разными способами сжатия. </text:span><text:span text:style-name="T37">Также измерьте время, затраченное при копировании с </text:span><text:span text:style-name="T37">каждым методом сжатия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5" draw:text-style-name="P32" draw:layer="layout" svg:width="16.799cm" svg:height="13.705cm" svg:x="2.1cm" svg:y="14.107cm" presentation:class="notes" presentation:user-transformed="true">
            <draw:text-box>
              <text:p text:style-name="P44">1. Для выгрузки используйте команду COPY TO с параметром HEADER. </text:p>
              <text:p text:style-name="P44">Загрузите данные, указав в команде COPY FROM параметр DEFAULT, устанавливающий символ \N в качестве критерия для использования значений по умолчанию. А в качестве символа для пропусков значений установите \NULL с помощью параметра NULL.</text:p>
              <text:p text:style-name="P44">Далее замените в заголовке выгруженных данных имя второго поля и убедитесь, что без параметра MATCH команды COPY FROM загрузка выполняется успешно. Но при использовании MATCH загрузка требует совпадения имен столбцов в таблице и загружаемых данных. Проверьте это, удалив в таблице второй столбец и заново его вставив с именем, соответствующим заголовку в загружаемых данных.</text:p>
              <text:p text:style-name="P44">2. Для генерации текстовых данных достаточного размера можно использовать команду base32 -w0, а в качестве исходного бинарного файла можно использовать исполняемый файл postgres. Измерить время работы pg_dump можно командой tim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5" style:family="presentation" style:parent-style-name="master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master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8" style:family="presentation" style:parent-style-name="master-outline1">
      <style:graphic-properties fo:min-height="12.18cm" loext:decorative="false"/>
      <style:paragraph-properties style:writing-mode="lr-tb"/>
    </style:style>
    <style:style style:name="Mpr19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2" style:family="presentation" style:parent-style-name="master_5f_-outline1">
      <style:graphic-properties fo:min-height="12.18cm" loext:decorative="false"/>
      <style:paragraph-properties style:writing-mode="lr-tb"/>
    </style:style>
    <style:style style:name="Mpr23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draw:custom-shape presentation:style-name="Mpr14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8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69AE9AE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7DT11H22M32S</meta:editing-duration>
    <meta:editing-cycles>1147</meta:editing-cycles>
    <meta:generator>LibreOffice/24.2.7.2$Linux_X86_64 LibreOffice_project/420$Build-2</meta:generator>
    <dc:date>2025-01-01T23:49:28.896778265</dc:date>
    <meta:document-statistic meta:object-count="262"/>
    <meta:template xlink:type="simple" xlink:actuate="onRequest" xlink:title="master" xlink:href="../../../../tmp/DBA1/master.otp" meta:date="2015-06-01T16:50:20.490561969"/>
  </office:meta>
</office:document-meta>
</file>